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7.283cm" table:align="margins" style:writing-mode="lr-tb"/>
    </style:style>
    <style:style style:name="Tableau1.A" style:family="table-column">
      <style:table-column-properties style:column-width="7.283cm" style:rel-column-width="65535*"/>
    </style:style>
    <style:style style:name="Tableau1.1" style:family="table-row">
      <style:table-row-properties style:min-row-height="1.349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-1.27cm" fo:margin-right="0.953cm" fo:text-indent="0cm" style:auto-text-indent="false"/>
    </style:style>
    <style:style style:name="P2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</style:style>
    <style:style style:name="P3" style:family="paragraph" style:parent-style-name="Standard">
      <style:paragraph-properties fo:margin-left="-1.27cm" fo:margin-right="0.953cm" fo:line-height="150%" fo:text-indent="0cm" style:auto-text-indent="false"/>
      <style:text-properties fo:text-transform="uppercase" fo:color="#808080" style:font-name="Arial Black" fo:font-size="10pt" fo:language="en" fo:country="GB" style:font-name-asian="Times New Roman" style:font-size-asian="10pt" style:language-asian="en" style:country-asian="US" style:font-name-complex="Tahoma" style:font-size-complex="10pt" style:font-weight-complex="bold"/>
    </style:style>
    <style:style style:name="P4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fo:text-transform="uppercase" fo:color="#808080" style:font-name="Arial Black" fo:font-size="10pt" fo:language="en" fo:country="GB" style:font-name-asian="Times New Roman" style:font-size-asian="10pt" style:language-asian="en" style:country-asian="US" style:font-name-complex="Tahoma" style:font-size-complex="10pt" style:font-weight-complex="bold"/>
    </style:style>
    <style:style style:name="P5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fo:text-transform="uppercase" fo:color="#808080" style:font-name="Arial Black" fo:font-size="10pt" fo:language="fr" fo:country="FR" style:font-name-asian="Times New Roman" style:font-size-asian="10pt" style:language-asian="en" style:country-asian="US" style:font-name-complex="Tahoma" style:font-size-complex="10pt" style:font-weight-complex="bold"/>
    </style:style>
    <style:style style:name="P6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style:font-name="Arial Narrow" fo:font-size="5pt" fo:language="fr" fo:country="FR" fo:font-weight="bold" style:font-name-asian="Times New Roman" style:font-size-asian="5pt" style:language-asian="en" style:country-asian="US" style:font-weight-asian="bold" style:font-name-complex="Tahoma" style:font-size-complex="6pt" style:font-weight-complex="bold"/>
    </style:style>
    <style:style style:name="P7" style:family="paragraph" style:parent-style-name="Standard">
      <style:paragraph-properties fo:margin-left="-1.27cm" fo:margin-right="0.953cm" fo:line-height="120%" fo:text-indent="0cm" style:auto-text-indent="false"/>
      <style:text-properties style:font-name="Arial Narrow" fo:font-size="5pt" fo:language="en" fo:country="GB" fo:font-weight="bold" style:font-name-asian="Times New Roman" style:font-size-asian="5pt" style:language-asian="en" style:country-asian="US" style:font-weight-asian="bold" style:font-name-complex="Tahoma" style:font-size-complex="6pt" style:font-weight-complex="bold"/>
    </style:style>
    <style:style style:name="P8" style:family="paragraph" style:parent-style-name="Standard">
      <style:paragraph-properties fo:margin-left="-1.27cm" fo:margin-right="0.953cm" fo:text-indent="0cm" style:auto-text-indent="false"/>
      <style:text-properties style:font-name="Arial Narrow" fo:font-size="10pt" fo:language="fr" fo:country="FR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9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style:font-name="Arial Narrow" fo:font-size="10pt" fo:language="fr" fo:country="FR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10" style:family="paragraph" style:parent-style-name="Standard">
      <style:paragraph-properties fo:margin-left="0cm" fo:margin-right="0.965cm" fo:text-indent="0cm" style:auto-text-indent="false"/>
      <style:text-properties style:font-name="Arial Narrow" fo:font-size="10pt" fo:language="fr" fo:country="FR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P11" style:family="paragraph" style:parent-style-name="Standard">
      <style:paragraph-properties fo:margin-left="-1.27cm" fo:margin-right="0.965cm" fo:text-indent="0cm" style:auto-text-indent="false"/>
      <style:text-properties fo:text-transform="uppercase" fo:color="#000000"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12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13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14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P15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16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P17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fr" fo:country="FR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P18" style:family="paragraph" style:parent-style-name="Standard">
      <style:paragraph-properties fo:margin-left="-1.27cm" fo:margin-right="0.965cm" fo:text-indent="0cm" style:auto-text-indent="false"/>
      <style:text-properties style:font-name="Arial Narrow" fo:font-size="5pt" fo:language="en" fo:country="GB" fo:font-style="italic" style:font-name-asian="Times New Roman" style:font-size-asian="5pt" style:language-asian="en" style:country-asian="US" style:font-style-asian="italic" style:font-name-complex="Tahoma" style:font-size-complex="6pt" style:font-style-complex="italic"/>
    </style:style>
    <style:style style:name="P19" style:family="paragraph" style:parent-style-name="Standard">
      <style:paragraph-properties fo:margin-left="-1.27cm" fo:margin-right="0.965cm" fo:text-indent="0cm" style:auto-text-indent="false"/>
      <style:text-properties fo:color="#7f7f7f" style:font-name="Arial Narrow" fo:font-size="10pt" fo:language="fr" fo:country="FR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P20" style:family="paragraph" style:parent-style-name="Standard">
      <style:paragraph-properties fo:margin-left="0cm" fo:margin-right="0.953cm" fo:text-indent="0cm" style:auto-text-indent="false"/>
      <style:text-properties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21" style:family="paragraph" style:parent-style-name="Standard">
      <style:paragraph-properties fo:margin-left="0cm" fo:margin-right="0.953cm" fo:text-indent="0cm" style:auto-text-indent="fals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22" style:family="paragraph" style:parent-style-name="Standard">
      <style:paragraph-properties fo:margin-left="0cm" fo:margin-right="-0.191cm" fo:margin-top="0cm" fo:margin-bottom="0.106cm" fo:text-indent="0cm" style:auto-text-indent="false" style:snap-to-layout-grid="false">
        <style:tab-stops>
          <style:tab-stop style:position="2.858cm"/>
        </style:tab-stops>
      </style:paragraph-properties>
    </style:style>
    <style:style style:name="P23" style:family="paragraph" style:parent-style-name="Standard">
      <style:paragraph-properties fo:margin-left="1.27cm" fo:margin-right="0.953cm" fo:line-height="120%" fo:hyphenation-ladder-count="no-limit" fo:text-indent="0cm" style:auto-text-indent="fals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 fo:hyphenate="false" fo:hyphenation-remain-char-count="2" fo:hyphenation-push-char-count="2"/>
    </style:style>
    <style:style style:name="P24" style:family="paragraph" style:parent-style-name="List_20_Paragraph">
      <style:paragraph-properties fo:line-height="115%">
        <style:tab-stops>
          <style:tab-stop style:position="1.27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List_20_Paragraph">
      <style:paragraph-properties style:vertical-align="baseline"/>
      <style:text-properties fo:color="#808080" style:font-name="Arial Narrow" fo:font-size="10pt" fo:language="fr" fo:country="FR" style:font-name-asian="Times New Roman" style:font-size-asian="10pt" style:language-asian="en" style:country-asian="US" style:font-name-complex="Tahoma" style:font-size-complex="11pt"/>
    </style:style>
    <style:style style:name="P26" style:family="paragraph" style:parent-style-name="Standard" style:master-page-name="Standard">
      <style:paragraph-properties fo:margin-left="0cm" fo:margin-right="0.953cm" fo:line-height="120%" fo:text-align="center" style:justify-single-word="false" fo:orphans="0" fo:widows="0" fo:text-indent="0cm" style:auto-text-indent="false" style:page-number="auto" style:text-autospace="none"/>
      <style:text-properties fo:text-transform="uppercase" fo:color="#000000" style:font-name="Arial Black" fo:language="fr" fo:country="FR" style:font-name-asian="Times New Roman" style:language-asian="en" style:country-asian="US" style:font-name-complex="Tahoma" style:font-weight-complex="bold"/>
    </style:style>
    <style:style style:name="P27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fo:text-transform="uppercase" fo:color="#808080" style:font-name="Arial Black" fo:font-size="10pt" fo:language="fr" fo:country="FR" style:font-name-asian="Times New Roman" style:font-size-asian="10pt" style:language-asian="en" style:country-asian="US" style:font-name-complex="Tahoma" style:font-size-complex="10pt" style:font-weight-complex="bold"/>
    </style:style>
    <style:style style:name="P28" style:family="paragraph" style:parent-style-name="Standard">
      <style:paragraph-properties fo:margin-left="-1.27cm" fo:margin-right="0.953cm" fo:text-indent="0cm" style:auto-text-indent="false"/>
      <style:text-properties style:font-name="Arial Narrow" fo:font-size="10pt" fo:language="fr" fo:country="FR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P29" style:family="paragraph" style:parent-style-name="Standard" style:list-style-name="WW8Num30">
      <style:paragraph-properties fo:margin-left="0cm" fo:margin-right="0.953cm" fo:line-height="120%" fo:orphans="0" fo:widows="0" fo:text-indent="-0.635cm" style:auto-text-indent="false" style:text-autospace="non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30" style:family="paragraph" style:parent-style-name="Standard" style:list-style-name="WW8Num29">
      <style:paragraph-properties fo:margin-left="0cm" fo:margin-right="0.953cm" fo:text-indent="-0.635cm" style:auto-text-indent="fals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31" style:family="paragraph" style:parent-style-name="List_20_Paragraph">
      <style:paragraph-properties fo:line-height="115%">
        <style:tab-stops>
          <style:tab-stop style:position="1.27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2" style:family="paragraph">
      <style:paragraph-properties fo:text-align="center" style:writing-mode="lr-tb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 Narrow" fo:font-size="10pt" fo:font-weight="bold" style:font-size-asian="10pt" style:font-weight-asian="bold" style:font-name-complex="Arial Narrow" style:font-size-complex="10pt" style:font-weight-complex="bold"/>
    </style:style>
    <style:style style:name="T3" style:family="text">
      <style:text-properties style:font-name="Arial Narrow" fo:font-size="10pt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4" style:family="text"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5" style:family="text">
      <style:text-properties style:font-name="Arial Narrow" fo:font-size="10pt" fo:language="en" fo:country="GB" fo:font-style="italic" fo:font-weight="bold" style:font-name-asian="Times New Roman" style:font-size-asian="10pt" style:language-asian="en" style:country-asian="US" style:font-style-asian="italic" style:font-weight-asian="bold" style:font-name-complex="Tahoma" style:font-size-complex="11pt" style:font-style-complex="italic" style:font-weight-complex="bold"/>
    </style:style>
    <style:style style:name="T6" style:family="text">
      <style:text-properties style:font-name="Arial Narrow" fo:font-size="10pt" fo:language="en" fo:country="GB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7" style:family="text">
      <style:text-properties style:font-name="Arial Narrow" fo:font-size="10pt" fo:language="fr" fo:country="FR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8" style:family="text">
      <style:text-properties style:font-name="Arial Narrow" fo:font-size="10pt" fo:language="fr" fo:country="FR" fo:font-style="italic" fo:font-weight="bold" style:font-name-asian="Times New Roman" style:font-size-asian="10pt" style:language-asian="en" style:country-asian="US" style:font-style-asian="italic" style:font-weight-asian="bold" style:font-name-complex="Tahoma" style:font-size-complex="11pt" style:font-style-complex="italic" style:font-weight-complex="bold"/>
    </style:style>
    <style:style style:name="T9" style:family="text">
      <style:text-properties style:font-name="Arial Narrow" fo:font-size="10pt" fo:font-style="italic" fo:font-weight="bold" style:font-name-asian="Times New Roman" style:font-size-asian="10pt" style:language-asian="en" style:country-asian="US" style:font-style-asian="italic" style:font-weight-asian="bold" style:font-name-complex="Tahoma" style:font-size-complex="11pt" style:font-style-complex="italic" style:font-weight-complex="bold"/>
    </style:style>
    <style:style style:name="T10" style:family="text">
      <style:text-properties style:font-name="Arial Narrow" fo:font-size="10pt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1" style:family="text">
      <style:text-properties fo:color="#808080" style:font-name="Arial Narrow" fo:font-size="9pt" fo:language="fr" fo:country="FR" style:text-underline-style="none" style:font-name-asian="Times New Roman" style:font-size-asian="9pt" style:language-asian="en" style:country-asian="US" style:font-name-complex="Tahoma" style:font-size-complex="10pt"/>
    </style:style>
    <style:style style:name="T12" style:family="text">
      <style:text-properties fo:color="#000000" style:font-name="Arial Narrow" fo:font-size="10pt" fo:language="fr" fo:country="FR" style:text-underline-style="none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3cm" fo:padding-right="0.263cm" fo:padding-top="0.136cm" fo:padding-bottom="0.136cm" fo:border="0.018cm solid #808080">
        <style:background-image/>
      </style:graphic-properties>
    </style:style>
    <style:style style:name="fr2" style:family="graphic" style:parent-style-name="Frame">
      <style:graphic-properties fo:margin-left="0.318cm" fo:margin-right="0cm" style:wrap="parallel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Mon cv (corentin couvreux)</text:p>
      <text:p text:style-name="P10"/>
      <text:p text:style-name="P10"/>
      <text:p text:style-name="P3"><draw:line text:anchor-type="char" draw:z-index="4" draw:style-name="gr1" draw:text-style-name="P32" svg:x1="-3.221cm" svg:y1="0.51cm" svg:x2="13.85cm" svg:y2="0.51cm"><text:p/></draw:line>COMPETENCES++</text:p>
      <text:p text:style-name="P11"><draw:frame draw:style-name="fr1" draw:name="Cadre1" text:anchor-type="char" svg:x="-1.362cm" svg:y="0.053cm" svg:width="4.574cm" svg:height="0.787cm" draw:z-index="10"><draw:text-box><text:p text:style-name="Standard"><text:span text:style-name="T2">HTML/CSS</text:span><text:span text:style-name="T1"> </text:span><text:span text:style-name="T2">– 90%</text:span></text:p></draw:text-box></draw:frame><draw:frame draw:style-name="fr1" draw:name="Cadre2" text:anchor-type="char" svg:x="3.473cm" svg:y="0.053cm" svg:width="4.574cm" svg:height="0.787cm" draw:z-index="7"><draw:text-box><text:p text:style-name="Standard"><text:span text:style-name="T4">BOOTSTRAP – 70</text:span><text:span text:style-name="T2">%</text:span></text:p></draw:text-box></draw:frame></text:p>
      <text:p text:style-name="P12"/>
      <text:p text:style-name="P13"><draw:frame draw:style-name="fr1" draw:name="Cadre3" text:anchor-type="char" svg:x="3.473cm" svg:y="0.122cm" svg:width="4.574cm" svg:height="0.787cm" draw:z-index="8"><draw:text-box><text:p text:style-name="Standard"><text:span text:style-name="T4">PHP – 50</text:span><text:span text:style-name="T2">%</text:span></text:p></draw:text-box></draw:frame><draw:frame draw:style-name="fr1" draw:name="Cadre4" text:anchor-type="char" svg:x="-1.362cm" svg:y="0.122cm" svg:width="4.574cm" svg:height="0.787cm" draw:z-index="5"><draw:text-box><text:p text:style-name="Standard"><text:span text:style-name="T2">JAVASCRIPT</text:span><text:span text:style-name="T1"> </text:span><text:span text:style-name="T2">– 80%</text:span></text:p></draw:text-box></draw:frame></text:p>
      <text:p text:style-name="P12"/>
      <text:p text:style-name="P13"><draw:frame draw:style-name="fr1" draw:name="Cadre5" text:anchor-type="char" svg:x="3.473cm" svg:y="0.175cm" svg:width="4.574cm" svg:height="0.787cm" draw:z-index="9"><draw:text-box><text:p text:style-name="Standard"><text:span text:style-name="T4">MySQL – 50</text:span><text:span text:style-name="T2">%</text:span></text:p></draw:text-box></draw:frame><draw:frame draw:style-name="fr1" draw:name="Cadre6" text:anchor-type="char" svg:x="-1.362cm" svg:y="0.175cm" svg:width="4.574cm" svg:height="0.787cm" draw:z-index="6"><draw:text-box><text:p text:style-name="Standard"><text:span text:style-name="T4">JQUERY – 80</text:span><text:span text:style-name="T2">%</text:span></text:p></draw:text-box></draw:frame></text:p>
      <text:p text:style-name="P12"/>
      <text:p text:style-name="P12"/>
      <text:p text:style-name="P5"/>
      <text:p text:style-name="P5"><draw:line text:anchor-type="char" draw:z-index="1" draw:style-name="gr1" draw:text-style-name="P32" svg:x1="-3.198cm" svg:y1="0.51cm" svg:x2="13.873cm" svg:y2="0.51cm"><text:p/></draw:line>Experience professionelle</text:p>
      <text:p text:style-name="P6"/>
      <text:p text:style-name="P9"/>
      <text:p text:style-name="P2"><text:span text:style-name="T7">GOOGLE - </text:span><text:a xlink:type="simple" xlink:href="http://www.google.com/" text:style-name="Internet_20_link" text:visited-style-name="Visited_20_Internet_20_Link"><text:span text:style-name="Internet_20_link"><text:span text:style-name="T8">http://www.google.com</text:span></text:span></text:a></text:p>
      <text:p text:style-name="P2"><draw:frame draw:style-name="fr2" draw:name="Cadre7" text:anchor-type="paragraph" svg:y="0.169cm" svg:width="7.283cm" draw:z-index="0"><draw:text-box fo:min-height="0.058cm"><table:table table:name="Tableau1" table:style-name="Tableau1"><table:table-column table:style-name="Tableau1.A"/><table:table-row table:style-name="Tableau1.1"><table:table-cell table:style-name="Tableau1.A1" office:value-type="string"><text:p text:style-name="P22"><text:span text:style-name="Internet_20_link"><text:span text:style-name="T11"/></text:span></text:p></table:table-cell></table:table-row></table:table></draw:text-box></draw:frame><text:span text:style-name="T5">Développeur Web Sénior </text:span><text:span text:style-name="T6">(</text:span><text:span text:style-name="T10">2013 - 2015</text:span><text:span text:style-name="T6">)</text:span></text:p>
      <text:list xml:id="list7441520022963465676" text:style-name="WW8Num30">
        <text:list-item>
          <text:p text:style-name="P29">Ajout de la possibilité d'écouter une traduction dans Google Translate</text:p>
        </text:list-item>
        <text:list-item>
          <text:p text:style-name="P29">Développement de Google Suggest en mode Offline</text:p>
        </text:list-item>
        <text:list-item>
          <text:p text:style-name="P29">Nouveau design du player de Youtube adapté au mobile</text:p>
        </text:list-item>
      </text:list>
      <text:p text:style-name="P23"/>
      <text:p text:style-name="P2"><text:span text:style-name="T3">FACEBOOK - </text:span><text:a xlink:type="simple" xlink:href="http://www.facebook.com/" text:style-name="Internet_20_link" text:visited-style-name="Visited_20_Internet_20_Link"><text:span text:style-name="Internet_20_link"><text:span text:style-name="T9">http://www.facebook.com</text:span></text:span></text:a></text:p>
      <text:p text:style-name="P2"><text:span text:style-name="T5">Développeur Web </text:span><text:span text:style-name="T6">(</text:span><text:span text:style-name="T10">2010 - 2013</text:span><text:span text:style-name="T6">)</text:span></text:p>
      <text:list xml:id="list34194923" text:continue-numbering="true" text:style-name="WW8Num30">
        <text:list-item>
          <text:p text:style-name="P29">Développement du bouton Share pour les applis Web mobile</text:p>
        </text:list-item>
        <text:list-item>
          <text:p text:style-name="P29">Lancement automatique des vidéos en mode mute depuis la Timeline</text:p>
        </text:list-item>
      </text:list>
      <text:p text:style-name="P9"/>
      <text:p text:style-name="P2"><text:span text:style-name="T3">TWITTER - </text:span><text:a xlink:type="simple" xlink:href="http://www.twitter.com/" text:style-name="Internet_20_link" text:visited-style-name="Visited_20_Internet_20_Link"><text:span text:style-name="Internet_20_link"><text:span text:style-name="T9">http://www.twitter.com</text:span></text:span></text:a></text:p>
      <text:p text:style-name="P2"><text:span text:style-name="T5">Développeur Web Junior </text:span><text:span text:style-name="T6">(</text:span><text:span text:style-name="T10">2007 - 2010</text:span><text:span text:style-name="T6">)</text:span></text:p>
      <text:list xml:id="list34192951" text:continue-numbering="true" text:style-name="WW8Num30">
        <text:list-item>
          <text:p text:style-name="P29">Création et Développement du Retweet pour l'appli Web</text:p>
        </text:list-item>
        <text:list-item>
          <text:p text:style-name="P29">Intégration des vidéos sur les applis web mobile</text:p>
        </text:list-item>
      </text:list>
      <text:p text:style-name="P24"/>
      <text:p text:style-name="P24"><text:tab/><text:tab/></text:p>
      <text:p text:style-name="P4"><draw:line text:anchor-type="char" draw:z-index="3" draw:style-name="gr1" draw:text-style-name="P32" svg:x1="-3.193cm" svg:y1="0.508cm" svg:x2="13.878cm" svg:y2="0.508cm"><text:p/></draw:line>Education</text:p>
      <text:p text:style-name="P7"/>
      <text:p text:style-name="P8">Lycée St-Éloi – Aix en Provence</text:p>
      <text:p text:style-name="P28">Bac S-SI - (2016-2019)</text:p>
      <text:list xml:id="list2094675558448640312" text:style-name="WW8Num29">
        <text:list-item>
          <text:p text:style-name="P30">///</text:p>
        </text:list-item>
        <text:list-item>
          <text:p text:style-name="P30">///</text:p>
        </text:list-item>
      </text:list>
      <text:p text:style-name="P20"/>
      <text:p text:style-name="P1"><text:span text:style-name="Internet_20_link"><text:span text:style-name="T12">Udemy.com</text:span></text:span></text:p>
      <text:p text:style-name="P28">Formation online "Développeur Web" (2017)</text:p>
      <text:list xml:id="list34176941" text:continue-numbering="true" text:style-name="WW8Num29">
        <text:list-item>
          <text:p text:style-name="P30">HTML/CSS, Javascript, Jquery, Php et MySQL</text:p>
        </text:list-item>
        <text:list-item>
          <text:p text:style-name="P30">Responsive Design</text:p>
        </text:list-item>
      </text:list>
      <text:p text:style-name="P21"/>
      <text:p text:style-name="P25"/>
      <text:p text:style-name="P3"><draw:line text:anchor-type="char" draw:z-index="2" draw:style-name="gr1" draw:text-style-name="P32" svg:x1="-3.221cm" svg:y1="0.51cm" svg:x2="13.85cm" svg:y2="0.51cm"><text:p/></draw:line>recommandations</text:p>
      <text:p text:style-name="P18"/>
      <text:p text:style-name="P12">Larry Page</text:p>
      <text:p text:style-name="P14">Google Co-Founder</text:p>
      <text:p text:style-name="P19">"John t'es le meilleur! Merci pour tout..."</text:p>
      <text:p text:style-name="P17"/>
      <text:p text:style-name="P15">Mark Zuckerberg</text:p>
      <text:p text:style-name="P17">Facebook Founder and CEO</text:p>
      <text:p text:style-name="P19">"Merci John de m'avoir appris à coder... Tout ça c'est grâce à toi!"</text:p>
      <text:p text:style-name="P17"/>
      <text:p text:style-name="P15">Jack Dorsey</text:p>
      <text:p text:style-name="P16">Twitter Founder and CEO</text:p>
      <text:p text:style-name="P19"><text:soft-page-break/>"L'esprit le plus créatif que j'ai vu de toute ma vie..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1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Calibri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Calibri" fo:font-size="13pt" fo:font-style="italic" fo:font-weight="bold" style:font-name-asian="Times New Roman" style:font-size-asian="13pt" style:font-style-asian="italic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language="en" fo:country="GB" fo:font-style="italic" style:font-name-asian="Times New Roman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/>
    <style:style style:name="WW8Num19z2" style:family="text">
      <style:text-properties style:font-name="Wingdings" style:font-name-complex="Wingdings"/>
    </style:style>
    <style:style style:name="WW8Num19z4" style:family="text">
      <style:text-properties style:font-name="Courier New" style:font-name-complex="Courier New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fo:color="#808080" style:font-name="Symbol" fo:font-size="10pt" fo:language="fr" fo:country="FR" style:font-name-asian="Times New Roman" style:font-size-asian="10pt" style:font-name-complex="Symbol" style:font-size-complex="11pt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style:font-name="Arial" style:font-name-complex="Arial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Balloon_20_Text_20_Char" style:display-name="Balloon Text Char" style:family="text">
      <style:text-properties style:font-name="Tahoma" fo:font-size="8pt" style:font-size-asian="8pt" style:language-asian="zh" style:country-asian="CN" style:font-name-complex="Tahoma" style:font-size-complex="8pt" style:language-complex="ar" style:country-complex="SA"/>
    </style:style>
    <style:style style:name="Heading_20_6_20_Char" style:display-name="Heading 6 Char" style:family="text">
      <style:text-properties fo:font-size="12pt" fo:language="en" fo:country="GB" fo:font-style="italic" style:font-name-asian="Times New Roman" style:font-size-asian="12pt" style:font-style-asian="italic" style:font-size-complex="12pt" style:language-complex="ar" style:country-complex="SA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Heading_20_5_20_Char" style:display-name="Heading 5 Char" style:family="text">
      <style:text-properties style:font-name="Calibri" fo:font-size="13pt" fo:font-style="italic" fo:font-weight="bold" style:font-name-asian="Times New Roman" style:font-size-asian="13pt" style:language-asian="zh" style:country-asian="CN" style:font-style-asian="italic" style:font-weight-asian="bold" style:font-name-complex="Arial" style:font-size-complex="13pt" style:language-complex="ar" style:country-complex="SA" style:font-style-complex="italic" style:font-weight-complex="bold"/>
    </style:style>
    <style:style style:name="Heading_20_4_20_Char" style:display-name="Heading 4 Char" style:family="text">
      <style:text-properties style:font-name="Calibri" fo:font-size="14pt" fo:font-weight="bold" style:font-name-asian="Times New Roman" style:font-size-asian="14pt" style:language-asian="zh" style:country-asian="CN" style:font-weight-asian="bold" style:font-name-complex="Arial" style:font-size-complex="14pt" style:language-complex="ar" style:country-complex="SA" style:font-weight-complex="bold"/>
    </style:style>
    <style:style style:name="Heading_20_3_20_Char" style:display-name="Heading 3 Char" style:family="text">
      <style:text-properties style:font-name="Cambria" fo:font-size="13pt" fo:font-weight="bold" style:font-name-asian="Times New Roman" style:font-size-asian="13pt" style:language-asian="zh" style:country-asian="CN" style:font-weight-asian="bold" style:font-name-complex="Times New Roman" style:font-size-complex="13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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92cm" fo:text-indent="-0.635cm" fo:margin-left="5.092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62cm" fo:text-indent="-0.635cm" fo:margin-left="6.36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632cm" fo:text-indent="-0.635cm" fo:margin-left="7.632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902cm" fo:text-indent="-0.635cm" fo:margin-left="8.90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72cm" fo:text-indent="-0.635cm" fo:margin-left="10.17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442cm" fo:text-indent="-0.635cm" fo:margin-left="11.442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712cm" fo:text-indent="-0.635cm" fo:margin-left="12.71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16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286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5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26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096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6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3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2.665cm" fo:text-indent="-0.635cm" fo:margin-left="12.66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3.935cm" fo:text-indent="-0.635cm" fo:margin-left="13.9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2.665cm" fo:text-indent="-0.635cm" fo:margin-left="12.66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3.935cm" fo:text-indent="-0.635cm" fo:margin-left="13.9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35cm" fo:margin-bottom="0.635cm" fo:margin-left="3.175cm" fo:margin-right="0.9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phael E</dc:title>
    <meta:initial-creator>MVHC</meta:initial-creator>
    <meta:creation-date>2014-12-30T09:05:00</meta:creation-date>
    <dc:creator>Corentin COUVREUX</dc:creator>
    <dc:date>2017-08-22T14:00:29.36</dc:date>
    <meta:print-date>2015-11-11T11:59:00</meta:print-date>
    <meta:editing-cycles>4</meta:editing-cycles>
    <meta:editing-duration>PT58M4S</meta:editing-duration>
    <meta:generator>OpenOffice/4.1.1$Win32 OpenOffice.org_project/411m6$Build-9775</meta:generator>
    <meta:document-statistic meta:table-count="1" meta:image-count="0" meta:object-count="0" meta:page-count="2" meta:paragraph-count="42" meta:word-count="198" meta:character-count="1201"/>
  </office:meta>
</office:document-meta>
</file>